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52da" officeooo:paragraph-rsid="001052da"/>
    </style:style>
    <style:style style:name="P2" style:family="paragraph" style:parent-style-name="Standard">
      <style:text-properties fo:font-size="16pt" fo:text-shadow="1pt 1pt" officeooo:rsid="001052da" officeooo:paragraph-rsid="001052da" style:font-size-asian="16pt" style:font-size-complex="16pt"/>
    </style:style>
    <style:style style:name="P3" style:family="paragraph" style:parent-style-name="Standard">
      <style:text-properties officeooo:rsid="00130061" officeooo:paragraph-rsid="00130061"/>
    </style:style>
    <style:style style:name="P4" style:family="paragraph" style:parent-style-name="Table_20_Contents">
      <style:text-properties officeooo:rsid="001052da" officeooo:paragraph-rsid="001052da"/>
    </style:style>
    <style:style style:name="P5" style:family="paragraph" style:parent-style-name="Table_20_Contents">
      <style:paragraph-properties fo:text-align="center" style:justify-single-word="false"/>
      <style:text-properties officeooo:rsid="001052da" officeooo:paragraph-rsid="001052da"/>
    </style:style>
    <style:style style:name="P6" style:family="paragraph" style:parent-style-name="Header">
      <style:text-properties fo:font-size="10.5pt" officeooo:rsid="0011788e" officeooo:paragraph-rsid="0011788e" style:font-size-asian="10.5pt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eschreibung Übertragungsprotokoll</text:p>
      <text:p text:style-name="P1"/>
      <text:p text:style-name="P1">Das Protokoll besteht aus einem String mit dem ersten char als flag welches angibt was der Rest des Strings enthält.</text:p>
      <text:p text:style-name="P1"/>
      <text:p text:style-name="P1">LIST: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4">Server </text:p>
          </table:table-cell>
          <table:table-cell table:style-name="Table3.A1" office:value-type="string">
            <text:p text:style-name="P4">Übertragungsstrings</text:p>
          </table:table-cell>
          <table:table-cell table:style-name="Table3.C1" office:value-type="string">
            <text:p text:style-name="P4">Client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5">← 1</text:p>
          </table:table-cell>
          <table:table-cell table:style-name="Table3.C2" office:value-type="string">
            <text:p text:style-name="P4">Sendet einmalig um list anzufragen</text:p>
          </table:table-cell>
        </table:table-row>
        <table:table-row>
          <table:table-cell table:style-name="Table3.A2" office:value-type="string">
            <text:p text:style-name="P4">Sendet alle in Ordner enthaltenen Files in einzelnen Strings</text:p>
          </table:table-cell>
          <table:table-cell table:style-name="Table3.A2" office:value-type="string">
            <text:p text:style-name="P5">8Filesize\0Filename\0→ 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">Sendet einmalig am Ende der Übertragung für erfolgreich beendet</text:p>
          </table:table-cell>
          <table:table-cell table:style-name="Table3.A2" office:value-type="string">
            <text:p text:style-name="P5">4→ 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">Beenden mit fehler. Kann jederzeit gesendet werden.</text:p>
          </table:table-cell>
          <table:table-cell table:style-name="Table3.A2" office:value-type="string">
            <text:p text:style-name="P5">5 → </text:p>
          </table:table-cell>
          <table:table-cell table:style-name="Table3.C2" office:value-type="string">
            <text:p text:style-name="Table_20_Contents"/>
          </table:table-cell>
        </table:table-row>
      </table:table>
      <text:p text:style-name="P1"/>
      <text:p text:style-name="P1"/>
      <text:p text:style-name="P1">GET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>Server </text:p>
          </table:table-cell>
          <table:table-cell table:style-name="Table1.A1" office:value-type="string">
            <text:p text:style-name="P4">Übertragungsstrings</text:p>
          </table:table-cell>
          <table:table-cell table:style-name="Table1.C1" office:value-type="string">
            <text:p text:style-name="P4">Client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← 2Filename\0</text:p>
          </table:table-cell>
          <table:table-cell table:style-name="Table1.C2" office:value-type="string">
            <text:p text:style-name="P4">Sendet einmalig an Server den Namen des gewünschten files mit flag für get</text:p>
          </table:table-cell>
        </table:table-row>
        <table:table-row>
          <table:table-cell table:style-name="Table1.A2" office:value-type="string">
            <text:p text:style-name="P4">Sendet einmalig an Client die Größe der Datei</text:p>
          </table:table-cell>
          <table:table-cell table:style-name="Table1.A2" office:value-type="string">
            <text:p text:style-name="P5">7Filesize\0 → 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Sendet so oft wie buffer teile aus file ausliesteinen Teil des Files</text:p>
          </table:table-cell>
          <table:table-cell table:style-name="Table1.A2" office:value-type="string">
            <text:p text:style-name="P5">6Filepart\0 → 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Sendet einmalig am ende der Übertragung ein erfolgreich beendet</text:p>
          </table:table-cell>
          <table:table-cell table:style-name="Table1.A2" office:value-type="string">
            <text:p text:style-name="P5">4 → 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Beenden mit fehler. Kann jederzeit gesendet werden.</text:p>
          </table:table-cell>
          <table:table-cell table:style-name="Table1.A2" office:value-type="string">
            <text:p text:style-name="P5">5 → </text:p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"/>
      <text:p text:style-name="P1">PUT: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">Server</text:p>
          </table:table-cell>
          <table:table-cell table:style-name="Table2.A1" office:value-type="string">
            <text:p text:style-name="P4">Übertragungsstrings</text:p>
          </table:table-cell>
          <table:table-cell table:style-name="Table2.C1" office:value-type="string">
            <text:p text:style-name="P4">Client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5">← 3Filename\0</text:p>
          </table:table-cell>
          <table:table-cell table:style-name="Table2.C2" office:value-type="string">
            <text:p text:style-name="P4">Sendet einmalig an Server den Namen des zu übertragenen files mit flag für put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5">← 7Filesize\0</text:p>
          </table:table-cell>
          <table:table-cell table:style-name="Table2.C2" office:value-type="string">
            <text:p text:style-name="P4">Sendet einmalig an Server die Größe der Datei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5">← 6Filepart\0</text:p>
          </table:table-cell>
          <table:table-cell table:style-name="Table2.C2" office:value-type="string">
            <text:p text:style-name="P4">Sendet so oft wie buffer teile aus file ausliest einen Teil des <text:soft-page-break/>Files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5">← 4</text:p>
          </table:table-cell>
          <table:table-cell table:style-name="Table2.C2" office:value-type="string">
            <text:p text:style-name="P4">Sendet einmalig am ende der Übertragung</text:p>
          </table:table-cell>
        </table:table-row>
        <table:table-row>
          <table:table-cell table:style-name="Table2.A2" office:value-type="string">
            <text:p text:style-name="P4">Antowrtet einmalig am ende der Übertragung ein erfolgreich beendet</text:p>
          </table:table-cell>
          <table:table-cell table:style-name="Table2.A2" office:value-type="string">
            <text:p text:style-name="P5">4→ 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Beendet mit fehler, einmalig am ende der Übertragung falls filetransfer nicht erfolgreich war</text:p>
          </table:table-cell>
          <table:table-cell table:style-name="Table2.A2" office:value-type="string">
            <text:p text:style-name="P5">5→ 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"/>
      <text:p text:style-name="P3">ENUM für die einzelnen Flags in Protocol.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.5pt" officeooo:rsid="0011788e" officeooo:paragraph-rsid="0011788e" style:font-size-asian="10.5pt" style:font-size-complex="10.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homas Schierl, Viktoria Paschinge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oki </meta:initial-creator>
    <meta:creation-date>2016-11-08T08:54:43.680967481</meta:creation-date>
    <dc:date>2016-11-08T09:14:52.758090499</dc:date>
    <dc:creator>Voki </dc:creator>
    <meta:editing-duration>PT3M28S</meta:editing-duration>
    <meta:editing-cycles>2</meta:editing-cycles>
    <meta:generator>LibreOffice/5.0.3.2$Linux_X86_64 LibreOffice_project/00m0$Build-2</meta:generator>
    <meta:document-statistic meta:table-count="3" meta:image-count="0" meta:object-count="0" meta:page-count="2" meta:paragraph-count="46" meta:word-count="213" meta:character-count="1364" meta:non-whitespace-character-count="1186"/>
  </office:meta>
</office:document-meta>
</file>